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458b8" officeooo:paragraph-rsid="000787f8"/>
    </style:style>
    <style:style style:name="T1" style:family="text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par.nsf.gov/servlets/purl/10443571" text:style-name="Internet_20_link" text:visited-style-name="Visited_20_Internet_20_Link"><text:span text:style-name="T1">https://par.nsf.gov/servlets/purl/10443571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5-01T15:05:48.969000000</dc:date>
    <meta:editing-duration>PT27S</meta:editing-duration>
    <meta:editing-cycles>2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1" meta:word-count="1" meta:character-count="42" meta:non-whitespace-character-count="42"/>
  </office:meta>
</office:document-meta>
</file>